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08e05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08e05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08e05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08e05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08e05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08e05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08e05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08e05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08e05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08e05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08e05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08e05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08e05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08e05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08e05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08e05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08e05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Monsherrat Andreina Prieto Castr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9/9/201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718926338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1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Luis Alexander  Prieto Aguile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2014005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8:57.202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77" meta:non-whitespace-character-count="1008"/>
    <meta:template xlink:type="simple" xlink:actuate="onRequest" xlink:title="Normal" xlink:href=""/>
  </office:meta>
</office:document-meta>
</file>